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1551" officeooo:paragraph-rsid="00111551"/>
    </style:style>
    <style:style style:name="P2" style:family="paragraph" style:parent-style-name="Standard">
      <style:text-properties officeooo:rsid="00111551" officeooo:paragraph-rsid="00111f1d"/>
    </style:style>
    <style:style style:name="P3" style:family="paragraph" style:parent-style-name="Standard">
      <style:text-properties officeooo:rsid="001262ea" officeooo:paragraph-rsid="001262ea"/>
    </style:style>
    <style:style style:name="P4" style:family="paragraph" style:parent-style-name="Standard">
      <style:text-properties officeooo:rsid="001262ea" officeooo:paragraph-rsid="00142591"/>
    </style:style>
    <style:style style:name="P5" style:family="paragraph" style:parent-style-name="Standard">
      <style:text-properties style:text-underline-style="solid" style:text-underline-width="auto" style:text-underline-color="font-color" officeooo:rsid="001262ea" officeooo:paragraph-rsid="001262ea"/>
    </style:style>
    <style:style style:name="P6" style:family="paragraph" style:parent-style-name="Standard">
      <style:text-properties officeooo:paragraph-rsid="001262ea"/>
    </style:style>
    <style:style style:name="P7" style:family="paragraph" style:parent-style-name="Standard">
      <style:text-properties officeooo:rsid="00142591" officeooo:paragraph-rsid="00142591"/>
    </style:style>
    <style:style style:name="P8" style:family="paragraph" style:parent-style-name="Standard">
      <style:text-properties officeooo:paragraph-rsid="00142591"/>
    </style:style>
    <style:style style:name="P9" style:family="paragraph" style:parent-style-name="Heading_20_1">
      <style:text-properties officeooo:rsid="00111551" officeooo:paragraph-rsid="00111551"/>
    </style:style>
    <style:style style:name="P10" style:family="paragraph" style:parent-style-name="Heading_20_1">
      <style:text-properties officeooo:rsid="00111f1d" officeooo:paragraph-rsid="00111f1d"/>
    </style:style>
    <style:style style:name="P11" style:family="paragraph" style:parent-style-name="Text_20_body">
      <style:text-properties officeooo:rsid="00111551" officeooo:paragraph-rsid="00111551"/>
    </style:style>
    <style:style style:name="P12" style:family="paragraph" style:parent-style-name="Text_20_body">
      <style:text-properties officeooo:paragraph-rsid="00111551"/>
    </style:style>
    <style:style style:name="P13" style:family="paragraph" style:parent-style-name="Heading_20_3">
      <style:text-properties fo:color="#0000ff"/>
    </style:style>
    <style:style style:name="P14" style:family="paragraph" style:parent-style-name="Heading_20_3">
      <style:text-properties fo:color="#008000"/>
    </style:style>
    <style:style style:name="P15" style:family="paragraph" style:parent-style-name="Heading_20_3">
      <style:text-properties fo:color="#ff0000" officeooo:paragraph-rsid="00142591"/>
    </style:style>
    <style:style style:name="P16" style:family="paragraph" style:parent-style-name="Heading_20_3">
      <style:text-properties fo:color="#800080" officeooo:paragraph-rsid="00142591"/>
    </style:style>
    <style:style style:name="T1" style:family="text">
      <style:text-properties officeooo:rsid="00111551"/>
    </style:style>
    <style:style style:name="T2" style:family="text">
      <style:text-properties officeooo:rsid="00111f1d"/>
    </style:style>
    <style:style style:name="T3" style:family="text">
      <style:text-properties officeooo:rsid="001262ea"/>
    </style:style>
    <style:style style:name="T4" style:family="text">
      <style:text-properties officeooo:rsid="00142591"/>
    </style:style>
    <style:style style:name="T5" style:family="text">
      <style:text-properties fo:color="#00ff00"/>
    </style:style>
    <style:style style:name="T6" style:family="text">
      <style:text-properties fo:color="#00ff00" fo:font-weight="bold" style:font-weight-asian="bold" style:font-weight-complex="bold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color="#ff0000" officeooo:rsid="00111f1d"/>
    </style:style>
    <style:style style:name="T9" style:family="text">
      <style:text-properties fo:color="#ff0000" fo:font-weight="bold" officeooo:rsid="00111f1d" style:font-weight-asian="bold" style:font-weight-complex="bold"/>
    </style:style>
    <style:style style:name="T10" style:family="text">
      <style:text-properties fo:color="#ffdd00" officeooo:rsid="00111f1d"/>
    </style:style>
    <style:style style:name="T11" style:family="text">
      <style:text-properties fo:color="#ffdd00" fo:font-weight="bold" officeooo:rsid="00111f1d" style:font-weight-asian="bold" style:font-weight-complex="bold"/>
    </style:style>
    <style:style style:name="T12" style:family="text">
      <style:text-properties fo:color="#800080" fo:font-weight="bold" officeooo:rsid="00111f1d" style:font-weight-asian="bold" style:font-weight-complex="bold"/>
    </style:style>
    <style:style style:name="T13" style:family="text">
      <style:text-properties officeooo:rsid="001646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ellular Automaton decoder</text:p>
      <text:p text:style-name="P1"/>
      <text:p text:style-name="P1">Dominik Michels</text:p>
      <text:p text:style-name="P1">Kasper Duivenvoorden</text:p>
      <text:p text:style-name="P1">RWTH – Aachen 2015-2016</text:p>
      <text:p text:style-name="P1"/>
      <text:p text:style-name="P1"/>
      <text:h text:style-name="Heading_20_1" text:outline-level="1">Files</text:h>
      <text:p text:style-name="P1"/>
      <text:p text:style-name="P1">/src/</text:p>
      <text:p text:style-name="P1"><text:tab/>main.cpp</text:p>
      <text:p text:style-name="P1"><text:tab/>Simulator.cpp</text:p>
      <text:p text:style-name="P1"><text:tab/>Automaton.cpp</text:p>
      <text:p text:style-name="P1"><text:tab/>AutomatonMemoryDataset.cpp</text:p>
      <text:p text:style-name="P1"><text:tab/>ToricCode.cpp</text:p>
      <text:p text:style-name="P1"><text:tab/>…</text:p>
      <text:p text:style-name="P1">/res/</text:p>
      <text:p text:style-name="P1"><text:tab/>(files for minimum weight perfect matching)</text:p>
      <text:p text:style-name="P1">Makefile</text:p>
      <text:p text:style-name="P7">showEvolution.nb</text:p>
      <text:p text:style-name="P1"/>
      <text:p text:style-name="P1">The directory /src also contains some less involved files: Bit.cpp, Qubit.cpp and Location.cpp with corresponding header files. </text:p>
      <text:p text:style-name="P1"/>
      <text:h text:style-name="P9" text:outline-level="1">Usage</text:h>
      <text:p text:style-name="P11">After compiling (using “make” to run the makefile) one can choose to run the program with either <text:span text:style-name="T13">9</text:span> or <text:span text:style-name="T13">6</text:span> parameters. For example</text:p>
      <text:p text:style-name="P11">.\cellular_automaton_decoder_cpp 27 3 3 10 100 1 4 9 0.01</text:p>
      <text:p text:style-name="P11">.\cellular_automaton_decoder_cpp 27 3 3 10 100 1</text:p>
      <text:p text:style-name="P12"><text:span text:style-name="T1">Both will run N=100 trials of the cellular automaton decoder. System size L=27 with colony size Q=3, three levels of hierarchy, k=3, work period U=10 and no classical speed up tau=1. The first command will also set the parameters f_n=4 and f_c=9 and probability p=0.01. The second command runs over all values f_n and f_c and sets p=0.001 (hard coded).</text:span></text:p>
      <text:h text:style-name="Heading_20_1" text:outline-level="1">Structure</text:h>
      <text:p text:style-name="P1"/>
      <text:p text:style-name="P1">The <text:span text:style-name="T13">overall structure is as follows</text:span></text:p>
      <text:p text:style-name="P1"/>
      <text:h text:style-name="P13" text:outline-level="3"><text:soft-page-break/>Main </text:h>
      <text:p text:style-name="P1">- Reads Variables (such as a list of probabilities p)</text:p>
      <text:p text:style-name="P1">- Creates an instance of a <text:span text:style-name="T7">Simulator sim</text:span></text:p>
      <text:p text:style-name="P2">- For (probabilities p) <text:s/>runs Simulator</text:p>
      <text:p text:style-name="P2"/>
      <text:h text:style-name="P14" text:outline-level="3">Simulator</text:h>
      <text:p text:style-name="Standard">Main usage</text:p>
      <text:p text:style-name="Standard">- <text:span text:style-name="T2">Creates an instance of </text:span><text:span text:style-name="T9">ToricCode code</text:span></text:p>
      <text:p text:style-name="Standard">- <text:span text:style-name="T2">Creates an instance of a 2d-array of </text:span><text:span text:style-name="T12">Automaton automata</text:span></text:p>
      <text:p text:style-name="Standard">- <text:span text:style-name="T2">For (number of trials N) determine memory time. That is:</text:span></text:p>
      <text:p text:style-name="Standard"><text:tab/><text:span text:style-name="T2">For ( i&lt; tmax)</text:span></text:p>
      <text:p text:style-name="Standard"><text:tab/><text:tab/><text:span text:style-name="T2">Do a QEC cycle</text:span></text:p>
      <text:p text:style-name="Standard"><text:tab/><text:tab/><text:span text:style-name="T2">If memory is corrupted: break</text:span></text:p>
      <text:p text:style-name="Standard"/>
      <text:p text:style-name="Standard">Further usage</text:p>
      <text:p text:style-name="Standard">- <text:s/><text:span text:style-name="T2">Simulator::init Links all automata, ie. defines their neighbors.</text:span></text:p>
      <text:p text:style-name="P2"/>
      <text:h text:style-name="P15" text:outline-level="3">ToricCode</text:h>
      <text:p text:style-name="Standard">Main usage</text:p>
      <text:p text:style-name="Standard">- A 2d-array of qubits and vertices</text:p>
      <text:p text:style-name="Standard"/>
      <text:p text:style-name="Standard">Further usage</text:p>
      <text:p text:style-name="Standard">Contains functionality, called by Simulator during a QEC cycle. This includes introducing errors, obtaining syndromes and checking of memory is corrupted (by doing perfect matching).</text:p>
      <text:p text:style-name="Standard"/>
      <text:h text:style-name="P16" text:outline-level="3">Automaton</text:h>
      <text:p text:style-name="P8">Main usage</text:p>
      <text:p text:style-name="P8">- A <text:span text:style-name="T4">k-length list of AutomatonMemoryDataset (one for each hierarchy level)</text:span></text:p>
      <text:p text:style-name="P8"/>
      <text:p text:style-name="P8">Further usage</text:p>
      <text:p text:style-name="P8">Contains functionality <text:span text:style-name="T4">to perform a cellular automaton update rule.</text:span></text:p>
      <text:p text:style-name="P8"/>
      <text:h text:style-name="Heading_20_3" text:outline-level="3">AutomatonMemoryDataset</text:h>
      <text:p text:style-name="P8">Further usage</text:p>
      <text:p text:style-name="P7">Contains parameters used by Automaton</text:p>
      <text:h text:style-name="Heading_20_3" text:outline-level="3"/>
      <text:h text:style-name="P10" text:outline-level="1">Caviats</text:h>
      <text:p text:style-name="Standard">There are a number a hard coded flags that can be adjusted at will.</text:p>
      <text:p text:style-name="Standard"/>
      <text:p text:style-name="P5">Flag<text:tab/><text:tab/><text:tab/><text:tab/><text:tab/>Adjusted in:</text:p>
      <text:p text:style-name="Standard"><text:span text:style-name="T3">p</text:span>rintMovie<text:tab/><text:tab/><text:tab/><text:tab/><text:span text:style-name="T3">Main (decayRun)</text:span></text:p>
      <text:p text:style-name="Standard"><text:soft-page-break/>doNotRoughTest<text:tab/><text:tab/><text:tab/><text:span text:style-name="T3">Simulator (generateDecayCurve)</text:span></text:p>
      <text:p text:style-name="P6">quickFlip <text:s text:c="26"/><text:span text:style-name="T3">Automaton (caUpdates) &amp; Automaton (executeFlips)</text:span></text:p>
      <text:p text:style-name="P6">devision<text:tab/><text:tab/><text:tab/><text:tab/><text:tab/><text:span text:style-name="T3">Automaton (caUpdates) </text:span></text:p>
      <text:p text:style-name="P6"/>
      <text:p text:style-name="P3">If (printMovie=true) the output will not be memory times however will be information on locations of errors and CA updates which can be read by the <text:span text:style-name="T4">Mathematicafile showEvolotion.nb</text:span></text:p>
      <text:p text:style-name="P4">If (doNotRoughTest=true) <text:span text:style-name="T4">only minimum weight perfect matching will be used. This slows the program substatially</text:span></text:p>
      <text:p text:style-name="P7">If <text:s/>(quickFlip=true) CA updates on higher levels will be executed <text:span text:style-name="T13">immediately</text:span> (without the use of flip signals)</text:p>
      <text:p text:style-name="P7">If (devision=true) the <text:span text:style-name="T13">division</text:span> strategy will be used, see artic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er Duivenvoorden</meta:initial-creator>
    <meta:creation-date>2016-08-22T09:24:27.013995602</meta:creation-date>
    <dc:date>2016-08-22T10:17:35.353173066</dc:date>
    <dc:creator>Kasper Duivenvoorden</dc:creator>
    <meta:editing-duration>PT22M27S</meta:editing-duration>
    <meta:editing-cycles>4</meta:editing-cycles>
    <meta:generator>LibreOffice/5.0.6.3$Linux_X86_64 LibreOffice_project/00m0$Build-3</meta:generator>
    <meta:document-statistic meta:table-count="0" meta:image-count="0" meta:object-count="0" meta:page-count="3" meta:paragraph-count="62" meta:word-count="405" meta:character-count="2713" meta:non-whitespace-character-count="2312"/>
  </office:meta>
</office:document-meta>
</file>